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200%" fo:text-align="center" style:justify-single-word="false" fo:text-indent="0in" style:auto-text-indent="false" style:writing-mode="lr-tb"/>
      <style:text-properties officeooo:rsid="00111bae" officeooo:paragraph-rsid="00111bae"/>
    </style:style>
    <style:style style:name="P2" style:family="paragraph" style:parent-style-name="Standard">
      <style:paragraph-properties fo:margin-left="0in" fo:margin-right="0in" fo:line-height="200%" fo:text-indent="0in" style:auto-text-indent="false" style:writing-mode="lr-tb"/>
      <style:text-properties officeooo:rsid="00111bae" officeooo:paragraph-rsid="00111bae"/>
    </style:style>
    <style:style style:name="P3" style:family="paragraph" style:parent-style-name="Standard">
      <style:paragraph-properties fo:margin-left="0in" fo:margin-right="0in" fo:line-height="200%" fo:text-indent="0in" style:auto-text-indent="false" style:writing-mode="lr-tb"/>
      <style:text-properties officeooo:rsid="00111bae" officeooo:paragraph-rsid="00181e97"/>
    </style:style>
    <style:style style:name="P4" style:family="paragraph" style:parent-style-name="Standard">
      <style:paragraph-properties fo:margin-left="0in" fo:margin-right="0in" fo:line-height="200%" fo:text-indent="0in" style:auto-text-indent="false" style:writing-mode="lr-tb"/>
      <style:text-properties officeooo:rsid="00111bae" officeooo:paragraph-rsid="001a387f"/>
    </style:style>
    <style:style style:name="P5" style:family="paragraph" style:parent-style-name="Standard">
      <style:paragraph-properties fo:margin-left="0in" fo:margin-right="0in" fo:line-height="200%" fo:text-indent="0in" style:auto-text-indent="false" style:writing-mode="lr-tb"/>
      <style:text-properties officeooo:rsid="00111bae" officeooo:paragraph-rsid="001f4e2e"/>
    </style:style>
    <style:style style:name="P6" style:family="paragraph" style:parent-style-name="Standard">
      <style:paragraph-properties fo:margin-left="0in" fo:margin-right="0in" fo:line-height="200%" fo:text-align="center" style:justify-single-word="false" fo:text-indent="0in" style:auto-text-indent="false" style:writing-mode="lr-tb"/>
    </style:style>
    <style:style style:name="P7" style:family="paragraph" style:parent-style-name="Standard">
      <style:paragraph-properties fo:margin-left="0in" fo:margin-right="0in" fo:line-height="200%" fo:text-indent="0in" style:auto-text-indent="false" style:writing-mode="lr-tb"/>
      <style:text-properties officeooo:paragraph-rsid="001f4e2e"/>
    </style:style>
    <style:style style:name="P8" style:family="paragraph" style:parent-style-name="Standard">
      <style:paragraph-properties fo:margin-left="0in" fo:margin-right="0in" fo:line-height="200%" fo:text-indent="0in" style:auto-text-indent="false" style:writing-mode="lr-tb"/>
      <style:text-properties officeooo:rsid="001b6c3a" officeooo:paragraph-rsid="001b6c3a"/>
    </style:style>
    <style:style style:name="T1" style:family="text">
      <style:text-properties officeooo:rsid="00111bae"/>
    </style:style>
    <style:style style:name="T2" style:family="text">
      <style:text-properties officeooo:rsid="001156f0"/>
    </style:style>
    <style:style style:name="T3" style:family="text">
      <style:text-properties officeooo:rsid="0011bbea"/>
    </style:style>
    <style:style style:name="T4" style:family="text">
      <style:text-properties officeooo:rsid="00123b54"/>
    </style:style>
    <style:style style:name="T5" style:family="text">
      <style:text-properties officeooo:rsid="0013bbbf"/>
    </style:style>
    <style:style style:name="T6" style:family="text">
      <style:text-properties officeooo:rsid="0014fec4"/>
    </style:style>
    <style:style style:name="T7" style:family="text">
      <style:text-properties officeooo:rsid="00153fa3"/>
    </style:style>
    <style:style style:name="T8" style:family="text">
      <style:text-properties officeooo:rsid="00181e97"/>
    </style:style>
    <style:style style:name="T9" style:family="text">
      <style:text-properties officeooo:rsid="0018c776"/>
    </style:style>
    <style:style style:name="T10" style:family="text">
      <style:text-properties officeooo:rsid="001a387f"/>
    </style:style>
    <style:style style:name="T11" style:family="text">
      <style:text-properties officeooo:rsid="001b6c3a"/>
    </style:style>
    <style:style style:name="T12" style:family="text">
      <style:text-properties officeooo:rsid="001bdb27"/>
    </style:style>
    <style:style style:name="T13" style:family="text">
      <style:text-properties officeooo:rsid="001cf91f"/>
    </style:style>
    <style:style style:name="T14" style:family="text">
      <style:text-properties officeooo:rsid="001e6b1d"/>
    </style:style>
    <style:style style:name="T15" style:family="text">
      <style:text-properties officeooo:rsid="001f4e2e"/>
    </style:style>
    <style:style style:name="T16" style:family="text">
      <style:text-properties officeooo:rsid="001fb88e"/>
    </style:style>
    <style:style style:name="T17" style:family="text">
      <style:text-properties officeooo:rsid="00209f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Homework 1: Complexity and ADTs </text:p>
      <text:p text:style-name="P1">Alexander Shah</text:p>
      <text:p text:style-name="P1">EN.605.202.81 Section 8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.</text:p>
      <text:p text:style-name="P3">For positive integers, we can represent ternary values similarly to base 2. e.g. 3^3+3^2+3^1+3^0, where we sum up powers of 3 instead of powers of 2. This works well but isn't more efficient for positive integers than binary. However, other considerations may make trits a worse choice. For example boolean logic using trits would effectively work like binary with duplicates. 1 AND 2 <text:span text:style-name="T2">would be</text:span> no different than 1 AND 1. Currently it's easier to differentiate between two voltage levels than 3 <text:span text:style-name="T3">in analog applications which may make ternary signals difficult to accurately interpret. </text:span><text:span text:style-name="T4">E</text:span>xisting signaling and logic relies on binary properties at a hardware level such as logic gates. While some systems could continue to use binary and add ternary logic, we would then need to differentiate base 2 and 3 encodings and generally keep track of a mixed base environment which may be complex.</text:p>
      <text:p text:style-name="P2">2.</text:p>
      <text:p text:style-name="P2"><text:span text:style-name="T5">We start at an arbitrary address of 100. Each value is 4 bits long, and each row is 20 values long. So we would need to multiply the number of rows </text:span><text:span text:style-name="T8">down we </text:span><text:span text:style-name="T9">are</text:span><text:span text:style-name="T5"> by 20 plus the number of elements into the row we are, all multiplied by 4 to account for the size plus our offset.</text:span></text:p>
      <text:p text:style-name="P3"><text:span text:style-name="T5">F</text:span>or RM[5][3], </text:p>
      <text:p text:style-name="P3">100+(5*20+3)*4 = 512</text:p>
      <text:p text:style-name="P3">and for RM[9][19], </text:p>
      <text:p text:style-name="P3">100+(9*20+19)*4 = 896</text:p>
      <text:p text:style-name="P2">3.</text:p>
      <text:p text:style-name="P2">Since we consider the diagonal, the max nonzero elements must be (n(n+1))/2. In a 3x3 matrix we would expect 6 elements to be nonzero, and (3*4)/2 = 6. </text:p>
      <text:p text:style-name="P2">A matrix can be stored sequentially as a one dimensional array such as a list, for example in row order. K is a formula to find the index position where a nonzero value of a lower triangular matrix can be stored in a 1d array. To find this, use n(n+1)/2 based on the row index i to calculate previous triangles’ <text:span text:style-name="T5">elements</text:span>, and <text:span text:style-name="T11">add</text:span> j units. k = (i * (i + 1) / 2) + j</text:p>
      <text:p text:style-name="P2"><text:soft-page-break/><text:tab/> <text:s text:c="3"/>0 1 2 j</text:p>
      <text:p text:style-name="P2"><text:tab/>0 |1 0 0</text:p>
      <text:p text:style-name="P2"><text:tab/>1 |2 3 0</text:p>
      <text:p text:style-name="P2"><text:tab/>2 |4 5 6</text:p>
      <text:p text:style-name="P2"><text:tab/><text:span text:style-name="T9">i</text:span></text:p>
      <text:p text:style-name="P2"><text:tab/>(0,0) = 0*1/2 +0 = 0</text:p>
      <text:p text:style-name="P2"><text:tab/>(1,0) = 1*2/2 +0 = 1</text:p>
      <text:p text:style-name="P2"><text:tab/>(1,1) = 1*2/2 +1 = 2</text:p>
      <text:p text:style-name="P2"><text:tab/>(2,0) = 2*3/2 +0 = 3</text:p>
      <text:p text:style-name="P2"><text:tab/>(2,1) = 2*3/2 +1 = 4</text:p>
      <text:p text:style-name="P2"><text:tab/>(2,2) = 2*3/2 +2 = 5</text:p>
      <text:p text:style-name="P2">4.</text:p>
      <text:p text:style-name="P7"><text:span text:style-name="T1">The tridiagonal matrix has elements in its diagonal, and the diagonals alongside the diagonal, which are one element shorter than n, the diagonal. So in total there should be n + (n-1) + (n-1) elements, or 3n-2. A 3x3 matrix should have 7 nonzero elements, </text:span><text:span text:style-name="T6">and </text:span><text:span text:style-name="T1">3*3-2 = 7. These elements can be stored sequentially in a one dimensional array like a list in row order. </text:span><text:span text:style-name="T14">For nonzero elements in this array, we know that elements can be found above and below any given diagonal where i=j, </text:span><text:span text:style-name="T16">so i=j+-1 and vice versa. So a good k could be k= 2i+j. We double the row value and add j units. This ensures no duplicates when assigning indices.</text:span></text:p>
      <text:p text:style-name="P5"><text:s text:c="4"/><text:tab/> <text:s text:c="3"/>0 1 2 j</text:p>
      <text:p text:style-name="P4"><text:tab/>0 |1 <text:span text:style-name="T10">2</text:span> 0</text:p>
      <text:p text:style-name="P4"><text:tab/>1 |<text:span text:style-name="T10">3</text:span> <text:span text:style-name="T10">4</text:span> <text:span text:style-name="T10">5</text:span></text:p>
      <text:p text:style-name="P4"><text:tab/>2 |<text:span text:style-name="T10">0</text:span> <text:span text:style-name="T10">6</text:span> <text:span text:style-name="T10">7</text:span></text:p>
      <text:p text:style-name="P4"><text:tab/><text:span text:style-name="T9">i</text:span></text:p>
      <text:p text:style-name="P4"><text:tab/>(0,0) = <text:span text:style-name="T11">2*0+0</text:span> = <text:span text:style-name="T11">0</text:span></text:p>
      <text:p text:style-name="P8"><text:soft-page-break/><text:tab/>(0,1) = 2*0+1 = 1</text:p>
      <text:p text:style-name="P4"><text:tab/>(1,0) = <text:span text:style-name="T11">2*1</text:span>+0 = <text:span text:style-name="T11">2</text:span></text:p>
      <text:p text:style-name="P4"><text:tab/>(1,1) = <text:span text:style-name="T11">2*1+1 = 3</text:span></text:p>
      <text:p text:style-name="P8"><text:tab/>(1,2) = 2*1+2 = 4</text:p>
      <text:p text:style-name="P4"><text:tab/>(2,1) = <text:span text:style-name="T11">2*2+1 = 5</text:span></text:p>
      <text:p text:style-name="P4"><text:tab/>(2,2) = <text:span text:style-name="T11">2*2+2 = 6</text:span></text:p>
      <text:p text:style-name="P2">5.</text:p>
      <text:p text:style-name="P2">The two functions always intersect at the origin, n=0, and can cross up to 2 more times depending on the a,b values. When a&gt;b they intersect at n=0 only; when b&lt;a they intersect at n=0, and up to 2 more times; and when a=b they intersect at n=0 only. <text:span text:style-name="T9">The a,b values can cause the functions to drastically change their slope, enough to make n*log(n) appear worse than n^2 with </text:span><text:span text:style-name="T17">the</text:span><text:span text:style-name="T9"> right values.</text:span></text:p>
      <text:p text:style-name="P2">6.</text:p>
      <text:p text:style-name="P2">1 hour in microseconds = 3,600,000,000</text:p>
      <text:p text:style-name="P2">lg(n) = 3,600,000,000</text:p>
      <text:p text:style-name="P2">n= 2^3,600,000,000</text:p>
      <text:p text:style-name="P2">7.</text:p>
      <text:p text:style-name="P2">1 hour in microseconds = 3,600,000,000</text:p>
      <text:p text:style-name="P2">n^3 = 3,600,000,000</text:p>
      <text:p text:style-name="P2">Take the cube root to find approximately n=1532.61886479</text:p>
      <text:p text:style-name="P2">or n = 153<text:span text:style-name="T7">2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4T19:40:16.872000000</meta:creation-date>
    <dc:date>2023-09-04T22:19:22.899000000</dc:date>
    <meta:editing-duration>PT2H38M56S</meta:editing-duration>
    <meta:editing-cycles>19</meta:editing-cycles>
    <meta:generator>LibreOffice/7.6.0.3$Windows_X86_64 LibreOffice_project/69edd8b8ebc41d00b4de3915dc82f8f0fc3b6265</meta:generator>
    <meta:document-statistic meta:table-count="0" meta:image-count="0" meta:object-count="0" meta:page-count="4" meta:paragraph-count="50" meta:word-count="662" meta:character-count="3397" meta:non-whitespace-character-count="2746"/>
  </office:meta>
</office:document-meta>
</file>